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Google Sans Flex" svg:font-family="'Google Sans Flex', 'Google Sans', 'Helvetica Neue', sans-serif"/>
    <style:font-face style:name="KaTeX Main" svg:font-family="'KaTeX Main', 'Times New Roman', serif"/>
    <style:font-face style:name="KaTeX Math" svg:font-family="'KaTeX Math'"/>
    <style:font-face style:name="Tahoma1" svg:font-family="Tahoma"/>
    <style:font-face style:name="Courier New" svg:font-family="'Courier New'" style:font-family-generic="modern" style:font-pitch="fixed"/>
    <style:font-face style:name="ＭＳ Ｐゴシック" svg:font-family="'ＭＳ Ｐゴシック'"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style:font-face style:name="ＭＳ Ｐ明朝" svg:font-family="'ＭＳ Ｐ明朝'" style:font-family-generic="system" style:font-pitch="variable"/>
  </office:font-face-decls>
  <office:automatic-styles>
    <style:style style:name="表1" style:family="table">
      <style:table-properties style:width="16.999cm" table:align="left" fo:background-color="#1e1f20">
        <style:background-image/>
      </style:table-properties>
    </style:style>
    <style:style style:name="表1.A" style:family="table-column">
      <style:table-column-properties style:column-width="3.085cm"/>
    </style:style>
    <style:style style:name="表1.B" style:family="table-column">
      <style:table-column-properties style:column-width="8.52cm"/>
    </style:style>
    <style:style style:name="表1.C" style:family="table-column">
      <style:table-column-properties style:column-width="5.394cm"/>
    </style:style>
    <style:style style:name="表1.A1" style:family="table-cell">
      <style:table-cell-properties style:vertical-align="middle" fo:padding="0.049cm" fo:border="none"/>
    </style:style>
    <style:style style:name="表2" style:family="table">
      <style:table-properties style:width="16.999cm" table:align="left" fo:background-color="#1e1f20">
        <style:background-image/>
      </style:table-properties>
    </style:style>
    <style:style style:name="表2.A" style:family="table-column">
      <style:table-column-properties style:column-width="2.739cm"/>
    </style:style>
    <style:style style:name="表2.B" style:family="table-column">
      <style:table-column-properties style:column-width="9.356cm"/>
    </style:style>
    <style:style style:name="表2.C" style:family="table-column">
      <style:table-column-properties style:column-width="4.904cm"/>
    </style:style>
    <style:style style:name="表2.A1" style:family="table-cell">
      <style:table-cell-properties style:vertical-align="middle" fo:padding="0.049cm" fo:border="none"/>
    </style:style>
    <style:style style:name="表3" style:family="table">
      <style:table-properties style:width="16.999cm" table:align="left" fo:background-color="#1e1f20">
        <style:background-image/>
      </style:table-properties>
    </style:style>
    <style:style style:name="表3.A" style:family="table-column">
      <style:table-column-properties style:column-width="2.013cm"/>
    </style:style>
    <style:style style:name="表3.B" style:family="table-column">
      <style:table-column-properties style:column-width="10.003cm"/>
    </style:style>
    <style:style style:name="表3.C" style:family="table-column">
      <style:table-column-properties style:column-width="4.983cm"/>
    </style:style>
    <style:style style:name="表3.A1" style:family="table-cell">
      <style:table-cell-properties style:vertical-align="middle" fo:padding="0.049cm" fo:border="none"/>
    </style:style>
    <style:style style:name="表4" style:family="table">
      <style:table-properties style:width="16.999cm" table:align="left" fo:background-color="#1e1f20">
        <style:background-image/>
      </style:table-properties>
    </style:style>
    <style:style style:name="表4.A" style:family="table-column">
      <style:table-column-properties style:column-width="1.954cm"/>
    </style:style>
    <style:style style:name="表4.B" style:family="table-column">
      <style:table-column-properties style:column-width="9.133cm"/>
    </style:style>
    <style:style style:name="表4.C" style:family="table-column">
      <style:table-column-properties style:column-width="5.911cm"/>
    </style:style>
    <style:style style:name="表4.A1" style:family="table-cell">
      <style:table-cell-properties style:vertical-align="middle" fo:padding="0.049cm" fo:border="none"/>
    </style:style>
    <style:style style:name="表5" style:family="table">
      <style:table-properties style:width="16.999cm" table:align="left" fo:background-color="#1e1f20">
        <style:background-image/>
      </style:table-properties>
    </style:style>
    <style:style style:name="表5.A" style:family="table-column">
      <style:table-column-properties style:column-width="2.522cm"/>
    </style:style>
    <style:style style:name="表5.B" style:family="table-column">
      <style:table-column-properties style:column-width="9.331cm"/>
    </style:style>
    <style:style style:name="表5.C" style:family="table-column">
      <style:table-column-properties style:column-width="5.145cm"/>
    </style:style>
    <style:style style:name="表5.A1" style:family="table-cell">
      <style:table-cell-properties style:vertical-align="middle" fo:padding="0.049cm" fo:border="none"/>
    </style:style>
    <style:style style:name="表6" style:family="table">
      <style:table-properties style:width="16.999cm" table:align="left" fo:background-color="#1e1f20">
        <style:background-image/>
      </style:table-properties>
    </style:style>
    <style:style style:name="表6.A" style:family="table-column">
      <style:table-column-properties style:column-width="2.454cm"/>
    </style:style>
    <style:style style:name="表6.B" style:family="table-column">
      <style:table-column-properties style:column-width="10.479cm"/>
    </style:style>
    <style:style style:name="表6.C" style:family="table-column">
      <style:table-column-properties style:column-width="4.066cm"/>
    </style:style>
    <style:style style:name="表6.A1" style:family="table-cell">
      <style:table-cell-properties style:vertical-align="middle" fo:padding="0.049cm" fo:border="none"/>
    </style:style>
    <style:style style:name="P1" style:family="paragraph" style:parent-style-name="Standard">
      <style:paragraph-properties fo:margin-left="0cm" fo:margin-right="0cm" fo:margin-top="0cm" fo:margin-bottom="0cm" fo:text-indent="0cm" style:auto-text-indent="false"/>
    </style:style>
    <style:style style:name="P2" style:family="paragraph" style:parent-style-name="Text_20_body">
      <style:paragraph-properties fo:margin-left="0cm" fo:margin-right="0cm" fo:margin-top="0cm" fo:margin-bottom="0cm" style:line-height-at-least="0.741cm" fo:text-indent="0cm" style:auto-text-indent="false" fo:padding="0cm" fo:border="none" style:writing-mode="lr-tb"/>
      <style:text-properties fo:color="#e3e3e3" fo:letter-spacing="normal" style:font-name-asian="Google Sans Flex" style:font-size-asian="12pt" style:font-weight-asian="normal"/>
    </style:style>
    <style:style style:name="P3" style:family="paragraph" style:parent-style-name="Text_20_body">
      <style:paragraph-properties fo:margin-left="0cm" fo:margin-right="0cm" fo:margin-top="0cm" fo:margin-bottom="0cm" style:line-height-at-least="0.741cm" fo:text-indent="0cm" style:auto-text-indent="false" fo:padding="0cm" fo:border="none" style:writing-mode="lr-tb"/>
      <style:text-properties fo:color="#e3e3e3" fo:letter-spacing="normal"/>
    </style:style>
    <style:style style:name="P4" style:family="paragraph" style:parent-style-name="Text_20_body">
      <style:paragraph-properties fo:margin-left="0cm" fo:margin-right="0cm" fo:margin-top="0cm" fo:margin-bottom="0.423cm" fo:line-height="175%" fo:text-indent="0cm" style:auto-text-indent="false"/>
      <style:text-properties fo:letter-spacing="normal" fo:background-color="#131314" style:font-name-asian="Google Sans Flex" style:font-size-asian="12pt" style:font-weight-asian="normal"/>
    </style:style>
    <style:style style:name="P5" style:family="paragraph" style:parent-style-name="Text_20_body">
      <style:paragraph-properties fo:margin-left="0cm" fo:margin-right="0cm" fo:margin-top="0cm" fo:margin-bottom="0.423cm" fo:line-height="175%" fo:text-indent="0cm" style:auto-text-indent="false"/>
      <style:text-properties fo:letter-spacing="normal" fo:background-color="#131314"/>
    </style:style>
    <style:style style:name="P6" style:family="paragraph" style:parent-style-name="Text_20_body">
      <style:paragraph-properties fo:margin-left="0cm" fo:margin-right="0cm" fo:margin-top="0cm" fo:margin-bottom="0.423cm" fo:line-height="175%" fo:text-indent="0cm" style:auto-text-indent="false"/>
      <style:text-properties fo:letter-spacing="normal"/>
    </style:style>
    <style:style style:name="P7" style:family="paragraph" style:parent-style-name="Text_20_body">
      <style:paragraph-properties fo:margin-left="0cm" fo:margin-right="0cm" fo:margin-top="0cm" fo:margin-bottom="0.423cm" fo:line-height="175%" fo:text-indent="0cm" style:auto-text-indent="false" fo:padding="0cm" fo:border="none"/>
      <style:text-properties fo:letter-spacing="normal" fo:background-color="#131314" style:font-name-asian="Google Sans Flex" style:font-size-asian="12pt" style:font-weight-asian="normal"/>
    </style:style>
    <style:style style:name="P8" style:family="paragraph" style:parent-style-name="Text_20_body">
      <style:paragraph-properties fo:margin-left="0cm" fo:margin-right="0cm" fo:margin-top="0cm" fo:margin-bottom="0.423cm" fo:line-height="175%" fo:text-indent="0cm" style:auto-text-indent="false" fo:padding="0cm" fo:border="none"/>
      <style:text-properties fo:letter-spacing="normal" fo:background-color="#131314"/>
    </style:style>
    <style:style style:name="P9" style:family="paragraph" style:parent-style-name="Table_20_Contents">
      <style:paragraph-properties style:line-height-at-least="0.529cm"/>
      <style:text-properties fo:letter-spacing="normal" style:font-name-asian="Google Sans Flex" style:font-size-asian="10.5pt" style:font-weight-asian="normal"/>
    </style:style>
    <style:style style:name="P10" style:family="paragraph" style:parent-style-name="Table_20_Contents">
      <style:paragraph-properties style:line-height-at-least="0.529cm"/>
      <style:text-properties fo:letter-spacing="normal" style:font-name-asian="Google Sans Flex" style:font-size-asian="10.5pt" style:font-weight-asian="bold"/>
    </style:style>
    <style:style style:name="P11" style:family="paragraph" style:parent-style-name="Table_20_Contents">
      <style:paragraph-properties style:line-height-at-least="0.529cm"/>
      <style:text-properties fo:letter-spacing="normal"/>
    </style:style>
    <style:style style:name="P12" style:family="paragraph" style:parent-style-name="Table_20_Contents">
      <style:paragraph-properties style:line-height-at-least="0.529cm"/>
    </style:style>
    <style:style style:name="P13" style:family="paragraph" style:parent-style-name="Table_20_Contents">
      <style:paragraph-properties style:line-height-at-least="0.529cm"/>
      <style:text-properties style:font-name="Google Sans Flex" fo:font-size="10.5pt" fo:letter-spacing="normal" fo:font-weight="normal"/>
    </style:style>
    <style:style style:name="P14" style:family="paragraph" style:parent-style-name="Table_20_Contents">
      <style:paragraph-properties style:line-height-at-least="0.529cm"/>
      <style:text-properties style:font-name="Google Sans Flex" fo:font-size="10.5pt" fo:letter-spacing="normal" fo:font-weight="bold"/>
    </style:style>
    <style:style style:name="P15" style:family="paragraph" style:parent-style-name="Table_20_Contents">
      <style:paragraph-properties fo:margin-left="0cm" fo:margin-right="0cm" fo:line-height="120%" fo:text-indent="0cm" style:auto-text-indent="false"/>
    </style:style>
    <style:style style:name="P16" style:family="paragraph" style:parent-style-name="Table_20_Contents">
      <style:paragraph-properties fo:margin-left="0cm" fo:margin-right="0cm" fo:line-height="120%" fo:text-indent="0cm" style:auto-text-indent="false"/>
      <style:text-properties fo:letter-spacing="normal"/>
    </style:style>
    <style:style style:name="P17" style:family="paragraph" style:parent-style-name="Heading_20_3">
      <style:paragraph-properties fo:margin-left="0cm" fo:margin-right="0cm" fo:margin-top="0.741cm" fo:margin-bottom="0.212cm" style:line-height-at-least="0.635cm" fo:text-indent="0cm" style:auto-text-indent="false"/>
      <style:text-properties fo:letter-spacing="normal" fo:background-color="#131314"/>
    </style:style>
    <style:style style:name="P18" style:family="paragraph" style:parent-style-name="Heading_20_3">
      <style:paragraph-properties fo:margin-left="0cm" fo:margin-right="0cm" fo:margin-top="0.741cm" fo:margin-bottom="0.212cm" style:line-height-at-least="0.635cm" fo:text-indent="0cm" style:auto-text-indent="false" fo:padding="0cm" fo:border="none"/>
      <style:text-properties fo:letter-spacing="normal" fo:background-color="#131314"/>
    </style:style>
    <style:style style:name="P19" style:family="paragraph" style:parent-style-name="Heading_20_2">
      <style:paragraph-properties fo:margin-left="0cm" fo:margin-right="0cm" fo:margin-top="0.741cm" fo:margin-bottom="0.212cm" style:line-height-at-least="0.741cm" fo:text-indent="0cm" style:auto-text-indent="false"/>
      <style:text-properties fo:letter-spacing="normal" fo:background-color="#131314"/>
    </style:style>
    <style:style style:name="P20" style:family="paragraph" style:parent-style-name="Horizontal_20_Line">
      <style:paragraph-properties fo:margin-top="0cm" fo:margin-bottom="0cm" fo:line-height="175%"/>
    </style:style>
    <style:style style:name="P21" style:family="paragraph" style:parent-style-name="Horizontal_20_Line">
      <style:paragraph-properties fo:margin-top="0cm" fo:margin-bottom="0cm" fo:line-height="175%" fo:padding="0cm" fo:border="none"/>
    </style:style>
    <style:style style:name="T1" style:family="text">
      <style:text-properties style:font-weight-asian="bold"/>
    </style:style>
    <style:style style:name="T2" style:family="text">
      <style:text-properties style:font-name="Google Sans Flex" fo:font-size="12pt" fo:font-weight="bold"/>
    </style:style>
    <style:style style:name="T3" style:family="text">
      <style:text-properties style:font-name="Google Sans Flex" fo:font-size="12pt" fo:font-weight="normal"/>
    </style:style>
    <style:style style:name="T4" style:family="text">
      <style:text-properties style:font-name="Google Sans Flex" fo:font-size="15pt" fo:font-weight="bold"/>
    </style:style>
    <style:style style:name="T5" style:family="text">
      <style:text-properties style:font-name="Google Sans Flex" fo:font-size="10.5pt" fo:letter-spacing="normal" fo:font-weight="normal"/>
    </style:style>
    <style:style style:name="T6" style:family="text">
      <style:text-properties style:font-name="Google Sans Flex" fo:font-size="10.5pt" fo:letter-spacing="normal" fo:font-weight="bold"/>
    </style:style>
    <style:style style:name="T7" style:family="text">
      <style:text-properties style:font-name="Google Sans Flex" fo:font-size="10.5pt" fo:font-weight="normal"/>
    </style:style>
    <style:style style:name="T8" style:family="text">
      <style:text-properties style:font-name="Google Sans Flex" fo:font-size="10.5pt" fo:font-weight="bold"/>
    </style:style>
    <style:style style:name="T9" style:family="text">
      <style:text-properties style:font-name-asian="Google Sans Flex" style:font-size-asian="12pt" style:font-weight-asian="normal"/>
    </style:style>
    <style:style style:name="T10" style:family="text">
      <style:text-properties style:font-name-asian="Google Sans Flex" style:font-size-asian="12pt" style:font-weight-asian="bold"/>
    </style:style>
    <style:style style:name="T11" style:family="text">
      <style:text-properties style:font-name-asian="Google Sans Flex" style:font-size-asian="15pt" style:font-weight-asian="bold"/>
    </style:style>
    <style:style style:name="T12" style:family="text">
      <style:text-properties style:font-name-asian="Google Sans Flex" style:font-size-asian="10.5pt" style:font-weight-asian="normal"/>
    </style:style>
    <style:style style:name="T13" style:family="text">
      <style:text-properties style:font-name-asian="Google Sans Flex" style:font-size-asian="10.5pt" style:font-weight-asian="bold"/>
    </style:style>
    <style:style style:name="T14" style:family="text">
      <style:text-properties fo:letter-spacing="normal" style:font-name-asian="Google Sans Flex" style:font-size-asian="10.5pt" style:font-weight-asian="normal"/>
    </style:style>
    <style:style style:name="T15" style:family="text">
      <style:text-properties fo:letter-spacing="normal" style:font-name-asian="Google Sans Flex" style:font-size-asian="10.5pt" style:font-weight-asian="bold"/>
    </style:style>
    <style:style style:name="T16" style:family="text">
      <style:text-properties fo:font-variant="normal" fo:text-transform="none" style:font-name="KaTeX Main" fo:font-size="10.5pt" fo:font-style="normal" fo:font-weight="normal"/>
    </style:style>
    <style:style style:name="T17" style:family="text">
      <style:text-properties fo:font-variant="normal" fo:text-transform="none" style:font-name="KaTeX Main" fo:font-size="10.5pt" fo:letter-spacing="normal" fo:font-style="normal" fo:font-weight="normal"/>
    </style:style>
    <style:style style:name="T18" style:family="text">
      <style:text-properties fo:font-variant="normal" fo:text-transform="none" style:font-name="KaTeX Math" fo:font-size="10.5pt" fo:font-style="italic" fo:font-weight="normal"/>
    </style:style>
    <style:style style:name="T19" style:family="text">
      <style:text-properties fo:font-variant="normal" fo:text-transform="none" style:font-name="KaTeX Math" fo:font-size="10.5pt" fo:letter-spacing="normal" fo:font-style="italic" fo:font-weight="normal"/>
    </style:style>
    <style:style style:name="Sect1" style:family="section">
      <style:section-properties fo:margin-left="0cm" fo:margin-right="0cm" style:editable="false">
        <style:columns fo:column-count="1" fo:column-gap="0cm"/>
      </style:section-properties>
    </style:style>
    <style:style style:name="Sect2" style:family="section">
      <style:section-properties style:writing-mode="lr-tb" fo:margin-left="0cm" fo:margin-right="0cm"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section text:style-name="Sect1" text:name="9d7b665ef4086e38">
        <text:section text:style-name="Sect1" text:name="user-query-content-12">
          <text:p text:style-name="P2">クイズも別途あるらしいが何を聞かれそうか？</text:p>
        </text:section>
        <text:section text:style-name="Sect2" text:name="model-response-message-contentr_9d7b665ef4086e38">
          <text:p text:style-name="P6"><text:span text:style-name="T9">コーディング実装問題とは別に「クイズ」が用意されている場合、それは</text:span><text:span text:style-name="T10">短時間で広範囲の基礎知識</text:span><text:span text:style-name="T9">、特に</text:span><text:span text:style-name="T2">C++</text:span><text:span text:style-name="T10">の言語仕様とメモリ管理</text:span><text:span text:style-name="T9">の正確性を確認するためのものと想定されます。</text:span></text:p>
          <text:p text:style-name="P5"><text:span text:style-name="T9">上級エンジニアの選考においては、単なる知識ではなく、</text:span><text:span text:style-name="T3">**</text:span><text:span text:style-name="T9">「なぜそうなるのか」</text:span><text:span text:style-name="T3">**</text:span><text:span text:style-name="T9">という深い理解が問われます。</text:span></text:p>
          <text:p text:style-name="P4">以下に、バンダイナムコスタジオ（ゲーム開発）の文脈で出題されやすいクイズのカテゴリと想定問題を示します。</text:p>
          <text:p text:style-name="P20"/>
          <text:h text:style-name="P19" text:outline-level="2"><text:span text:style-name="T4">? </text:span><text:span text:style-name="T11">予想されるクイズのカテゴリと想定問題</text:span></text:h>
          <text:h text:style-name="P17" text:outline-level="3"><text:span text:style-name="T2">1. C++</text:span><text:span text:style-name="T10">言語の基礎とメモリ管理（最も重要）</text:span></text:h>
          <text:p text:style-name="P5"><text:span text:style-name="T3">C++</text:span><text:span text:style-name="T9">エンジニアとして、メモリの扱いやオブジェクトの寿命管理（</text:span><text:span text:style-name="T3">RAII</text:span><text:span text:style-name="T9">）に関する理解は必須です。</text:span></text:p>
          <table:table table:name="表1" table:style-name="表1">
            <table:table-column table:style-name="表1.A"/>
            <table:table-column table:style-name="表1.B"/>
            <table:table-column table:style-name="表1.C"/>
            <table:table-header-rows>
              <table:table-row>
                <table:table-cell table:style-name="表1.A1" office:value-type="string">
                  <text:p text:style-name="P9">分野</text:p>
                </table:table-cell>
                <table:table-cell table:style-name="表1.A1" office:value-type="string">
                  <text:p text:style-name="P9">想定問題例</text:p>
                </table:table-cell>
                <table:table-cell table:style-name="表1.A1" office:value-type="string">
                  <text:p text:style-name="P9">答えのキーワード</text:p>
                </table:table-cell>
              </table:table-row>
            </table:table-header-rows>
            <table:table-row>
              <table:table-cell table:style-name="表1.A1" office:value-type="string">
                <text:p text:style-name="P10">ポインタと参照</text:p>
              </table:table-cell>
              <table:table-cell table:style-name="表1.A1" office:value-type="string">
                <text:p text:style-name="P12"><text:span text:style-name="Source_20_Text"><text:span text:style-name="T5">int* p; delete p;</text:span></text:span><text:span text:style-name="T5"> </text:span><text:span text:style-name="T14">の後、</text:span><text:span text:style-name="Source_20_Text"><text:span text:style-name="T5">p</text:span></text:span><text:span text:style-name="T14">はどの状態か？ </text:span><text:span text:style-name="T5">(</text:span><text:span text:style-name="Source_20_Text"><text:span text:style-name="T5">p</text:span></text:span><text:span text:style-name="T14">は</text:span><text:span text:style-name="T5">NULL</text:span><text:span text:style-name="T14">か？どこを指しているか？</text:span><text:span text:style-name="T5">)</text:span></text:p>
              </table:table-cell>
              <table:table-cell table:style-name="表1.A1" office:value-type="string">
                <text:p text:style-name="P12"><text:span text:style-name="T14">ダングリングポインタ、</text:span><text:span text:style-name="Source_20_Text"><text:span text:style-name="T5">p = nullptr</text:span></text:span><text:span text:style-name="T5"> </text:span><text:span text:style-name="T14">の必要性</text:span></text:p>
              </table:table-cell>
            </table:table-row>
            <table:table-row>
              <table:table-cell table:style-name="表1.A1" office:value-type="string">
                <text:p text:style-name="P14">const</text:p>
              </table:table-cell>
              <table:table-cell table:style-name="表1.A1" office:value-type="string">
                <text:p text:style-name="P12"><text:span text:style-name="T14">以下のうち、コンパイルエラーになるものはどれか？（</text:span><text:span text:style-name="Source_20_Text"><text:span text:style-name="T5">const int* p;</text:span></text:span><text:span text:style-name="T14">、</text:span><text:span text:style-name="Source_20_Text"><text:span text:style-name="T5">int* const p;</text:span></text:span><text:span text:style-name="T5"> </text:span><text:span text:style-name="T14">の違い）</text:span></text:p>
              </table:table-cell>
              <table:table-cell table:style-name="表1.A1" office:value-type="string">
                <text:p text:style-name="P9">値の不変性、ポインタそのものの不変性</text:p>
              </table:table-cell>
            </table:table-row>
            <table:table-row>
              <table:table-cell table:style-name="表1.A1" office:value-type="string">
                <text:p text:style-name="P10">継承と多態性</text:p>
              </table:table-cell>
              <table:table-cell table:style-name="表1.A1" office:value-type="string">
                <text:p text:style-name="P9">派生クラスのオブジェクトを基底クラスのポインタで保持し、デストラクタを呼ばない場合、何が起こるか？</text:p>
              </table:table-cell>
              <table:table-cell table:style-name="表1.A1" office:value-type="string">
                <text:p text:style-name="P9"><text:span text:style-name="T1">仮想デストラクタ</text:span>、メモリリーク</text:p>
              </table:table-cell>
            </table:table-row>
            <table:table-row>
              <table:table-cell table:style-name="表1.A1" office:value-type="string">
                <text:p text:style-name="P11"><text:span text:style-name="T8">STL</text:span><text:span text:style-name="T13">の効率</text:span></text:p>
              </table:table-cell>
              <table:table-cell table:style-name="表1.A1" office:value-type="string">
                <text:p text:style-name="P15"><text:span text:style-name="Source_20_Text"><text:span text:style-name="T5">std::vector</text:span></text:span><text:span text:style-name="T5"> </text:span><text:span text:style-name="T14">の中間要素の挿入・削除は、</text:span><text:span text:style-name="T19">O</text:span><text:span text:style-name="T17">(</text:span><text:span text:style-name="T19">N</text:span><text:span text:style-name="T17">)</text:span><text:span text:style-name="T5"> </text:span><text:span text:style-name="T14">か </text:span><text:span text:style-name="T19">O</text:span><text:span text:style-name="T17">(1)</text:span><text:span text:style-name="T5"> </text:span><text:span text:style-name="T14">か？またその理由は？</text:span></text:p>
              </table:table-cell>
              <table:table-cell table:style-name="表1.A1" office:value-type="string">
                <text:p text:style-name="P16"><text:span text:style-name="T18">O</text:span><text:span text:style-name="T16">(</text:span><text:span text:style-name="T18">N</text:span><text:span text:style-name="T16">)</text:span><text:span text:style-name="T12">、要素の</text:span><text:span text:style-name="T13">メモリアドレス</text:span><text:span text:style-name="T12">がずれるため</text:span></text:p>
              </table:table-cell>
            </table:table-row>
            <table:table-row>
              <table:table-cell table:style-name="表1.A1" office:value-type="string">
                <text:p text:style-name="P10">スマートポインタ</text:p>
              </table:table-cell>
              <table:table-cell table:style-name="表1.A1" office:value-type="string">
                <text:p text:style-name="P12"><text:span text:style-name="T14">循環参照を避けるために、</text:span><text:span text:style-name="Source_20_Text"><text:span text:style-name="T5">std::shared_ptr</text:span></text:span><text:span text:style-name="T14">と対で使うべきポインタは？</text:span></text:p>
              </table:table-cell>
              <table:table-cell table:style-name="表1.A1" office:value-type="string">
                <text:p text:style-name="P12"><text:span text:style-name="Source_20_Text"><text:span text:style-name="T5">std::weak_ptr</text:span></text:span></text:p>
              </table:table-cell>
            </table:table-row>
          </table:table>
          <text:p text:style-name="P21"/>
          <text:h text:style-name="P18" text:outline-level="3"><text:span text:style-name="T2">2. </text:span><text:span text:style-name="T10">ゲームプログラミングとデータ構造の応用</text:span></text:h>
          <text:p text:style-name="P7">コーディングテストで問われる実装の背景となる、基礎的な理論やデータ構造の効率が問われます。</text:p>
          <table:table table:name="表2" table:style-name="表2">
            <table:table-column table:style-name="表2.A"/>
            <table:table-column table:style-name="表2.B"/>
            <table:table-column table:style-name="表2.C"/>
            <table:table-header-rows>
              <text:soft-page-break/>
              <table:table-row>
                <table:table-cell table:style-name="表2.A1" office:value-type="string">
                  <text:p text:style-name="P9">分野</text:p>
                </table:table-cell>
                <table:table-cell table:style-name="表2.A1" office:value-type="string">
                  <text:p text:style-name="P9">想定問題例</text:p>
                </table:table-cell>
                <table:table-cell table:style-name="表2.A1" office:value-type="string">
                  <text:p text:style-name="P9">答えのキーワード</text:p>
                </table:table-cell>
              </table:table-row>
            </table:table-header-rows>
            <table:table-row>
              <table:table-cell table:style-name="表2.A1" office:value-type="string">
                <text:p text:style-name="P10">ベクトルと行列</text:p>
              </table:table-cell>
              <table:table-cell table:style-name="表2.A1" office:value-type="string">
                <text:p text:style-name="P11"><text:span text:style-name="T7">3D</text:span><text:span text:style-name="T12">空間で、オブジェクトを</text:span><text:span text:style-name="T7">X</text:span><text:span text:style-name="T12">軸に</text:span><text:span text:style-name="T7">90</text:span><text:span text:style-name="T12">度回転させるための</text:span><text:span text:style-name="T7">4x4</text:span><text:span text:style-name="T12">行列の構造を記述せよ。</text:span></text:p>
              </table:table-cell>
              <table:table-cell table:style-name="表2.A1" office:value-type="string">
                <text:p text:style-name="P11"><text:span text:style-name="T13">サイン</text:span><text:span text:style-name="T8">/</text:span><text:span text:style-name="T13">コサイン</text:span><text:span text:style-name="T12">、回転行列、三角関数</text:span></text:p>
              </table:table-cell>
            </table:table-row>
            <table:table-row>
              <table:table-cell table:style-name="表2.A1" office:value-type="string">
                <text:p text:style-name="P10">衝突判定</text:p>
              </table:table-cell>
              <table:table-cell table:style-name="表2.A1" office:value-type="string">
                <text:p text:style-name="P11"><text:span text:style-name="T7">2</text:span><text:span text:style-name="T12">つの球体が衝突しているか判定するために、最も効率的な計算式を記述せよ。</text:span></text:p>
              </table:table-cell>
              <table:table-cell table:style-name="表2.A1" office:value-type="string">
                <text:p text:style-name="P11"><text:span text:style-name="T13">距離の</text:span><text:span text:style-name="T8">2</text:span><text:span text:style-name="T13">乗</text:span><text:span text:style-name="T12">（平方根を避ける）、半径の和</text:span></text:p>
              </table:table-cell>
            </table:table-row>
            <table:table-row>
              <table:table-cell table:style-name="表2.A1" office:value-type="string">
                <text:p text:style-name="P10">パフォーマンス</text:p>
              </table:table-cell>
              <table:table-cell table:style-name="表2.A1" office:value-type="string">
                <text:p text:style-name="P9"><text:span text:style-name="T1">オブジェクトプーリング</text:span>でメモリ管理の他に解決できるパフォーマンス上の問題は何か？</text:p>
              </table:table-cell>
              <table:table-cell table:style-name="表2.A1" office:value-type="string">
                <text:p text:style-name="P9">ヒープの断片化、キャッシュミス</text:p>
              </table:table-cell>
            </table:table-row>
            <table:table-row>
              <table:table-cell table:style-name="表2.A1" office:value-type="string">
                <text:p text:style-name="P10">ビット演算</text:p>
              </table:table-cell>
              <table:table-cell table:style-name="表2.A1" office:value-type="string">
                <text:p text:style-name="P11"><text:span text:style-name="T7">3</text:span><text:span text:style-name="T12">つのフラグ</text:span><text:span text:style-name="T7">A, B, C</text:span><text:span text:style-name="T12">が立っているかを確認する最も効率的な</text:span><text:span text:style-name="T7">C++</text:span><text:span text:style-name="T12">のコードは？</text:span></text:p>
              </table:table-cell>
              <table:table-cell table:style-name="表2.A1" office:value-type="string">
                <text:p text:style-name="P13">**`if (flags &amp; (A</text:p>
              </table:table-cell>
            </table:table-row>
          </table:table>
          <text:p text:style-name="P21"/>
          <text:h text:style-name="P18" text:outline-level="3"><text:span text:style-name="T2">3. </text:span><text:span text:style-name="T10">コンピューターサイエンスの基礎知識</text:span></text:h>
          <text:p text:style-name="P8"><text:span text:style-name="T3">CPU</text:span><text:span text:style-name="T9">や</text:span><text:span text:style-name="T3">OS</text:span><text:span text:style-name="T9">が絡む、より低レベルな処理効率に関する知識です。</text:span></text:p>
          <table:table table:name="表3" table:style-name="表3">
            <table:table-column table:style-name="表3.A"/>
            <table:table-column table:style-name="表3.B"/>
            <table:table-column table:style-name="表3.C"/>
            <table:table-header-rows>
              <table:table-row>
                <table:table-cell table:style-name="表3.A1" office:value-type="string">
                  <text:p text:style-name="P9">分野</text:p>
                </table:table-cell>
                <table:table-cell table:style-name="表3.A1" office:value-type="string">
                  <text:p text:style-name="P9">想定問題例</text:p>
                </table:table-cell>
                <table:table-cell table:style-name="表3.A1" office:value-type="string">
                  <text:p text:style-name="P9">答えのキーワード</text:p>
                </table:table-cell>
              </table:table-row>
            </table:table-header-rows>
            <table:table-row>
              <table:table-cell table:style-name="表3.A1" office:value-type="string">
                <text:p text:style-name="P10">キャッシュ</text:p>
              </table:table-cell>
              <table:table-cell table:style-name="表3.A1" office:value-type="string">
                <text:p text:style-name="P11"><text:span text:style-name="T7">CPU</text:span><text:span text:style-name="T12">のキャッシュメモリにおいて、配列を前から順に処理する場合と、ランダムにアクセスする場合で、速度に差が出るのはなぜか？</text:span></text:p>
              </table:table-cell>
              <table:table-cell table:style-name="表3.A1" office:value-type="string">
                <text:p text:style-name="P9"><text:span text:style-name="T1">メモリの局所性</text:span>、キャッシュライン</text:p>
              </table:table-cell>
            </table:table-row>
            <table:table-row>
              <table:table-cell table:style-name="表3.A1" office:value-type="string">
                <text:p text:style-name="P10">コンパイラ</text:p>
              </table:table-cell>
              <table:table-cell table:style-name="表3.A1" office:value-type="string">
                <text:p text:style-name="P11"><text:span text:style-name="T7">C++</text:span><text:span text:style-name="T12">コンパイラがプログラムをビルドする際、プリプロセッサが最初に行う処理は何か？</text:span></text:p>
              </table:table-cell>
              <table:table-cell table:style-name="表3.A1" office:value-type="string">
                <text:p text:style-name="P9"><text:span text:style-name="T1">マクロの展開</text:span>、ヘッダーファイルのインクルード</text:p>
              </table:table-cell>
            </table:table-row>
            <table:table-row>
              <table:table-cell table:style-name="表3.A1" office:value-type="string">
                <text:p text:style-name="P10">並列処理</text:p>
              </table:table-cell>
              <table:table-cell table:style-name="表3.A1" office:value-type="string">
                <text:p text:style-name="P11"><text:span text:style-name="T12">複数のスレッドが同時に共有メモリにアクセスすることで発生する問題は何か？その対策として</text:span><text:span text:style-name="T7">C++</text:span><text:span text:style-name="T12">で利用するオブジェクトは？</text:span></text:p>
              </table:table-cell>
              <table:table-cell table:style-name="表3.A1" office:value-type="string">
                <text:p text:style-name="P12"><text:span text:style-name="T15">データ競合 </text:span><text:span text:style-name="T6">(Race Condition)</text:span><text:span text:style-name="T14">、</text:span><text:span text:style-name="Source_20_Text"><text:span text:style-name="T5">std::mutex</text:span></text:span></text:p>
              </table:table-cell>
            </table:table-row>
          </table:table>
          <text:p text:style-name="P8"><text:span text:style-name="T10">対策のポイント</text:span><text:span text:style-name="T2">:</text:span></text:p>
          <text:p text:style-name="P8"><text:span text:style-name="T9">これらのクイズは、</text:span><text:span text:style-name="T3">**</text:span><text:span text:style-name="T9">「知っているか知らないか」</text:span><text:span text:style-name="T3">**</text:span><text:span text:style-name="T9">が明確に分かれる問題が多く、知識の穴を埋めるのに最適です。コードを書いて動作を確認するだけでなく、</text:span><text:span text:style-name="T10">各コードがメモリ内でどのように動作しているか</text:span><text:span text:style-name="T9">を説明できるようにしておくと万全です。</text:span></text:p>
        </text:section>
      </text:section>
      <text:section text:style-name="Sect1" text:name="a63985647bcf6830">
        <text:p text:style-name="P1"/>
        <text:section text:style-name="Sect1" text:name="user-query-content-13">
          <text:p text:style-name="P3"><text:span text:style-name="T3">UnrealEngine</text:span><text:span text:style-name="T9">のクイズとかでそうかもしれんとも思う</text:span></text:p>
        </text:section>
        <text:section text:style-name="Sect2" text:name="model-response-message-contentr_a63985647bcf6830">
          <text:p text:style-name="P6"><text:span text:style-name="T9">ご指摘の通り、あなたが</text:span><text:span text:style-name="T3">Unreal Engine</text:span><text:span text:style-name="T9">の</text:span><text:span text:style-name="T3">C++</text:span><text:span text:style-name="T9">エンジニア職に応募している以上、</text:span><text:span text:style-name="T2">UE</text:span><text:span text:style-name="T10">独自の</text:span><text:span text:style-name="T2">C++</text:span><text:span text:style-name="T10">機構</text:span><text:span text:style-name="T9">に関するクイズは</text:span><text:span text:style-name="T10">非常に高い確率</text:span><text:span text:style-name="T9">で出題されます。</text:span></text:p>
          <text:p text:style-name="P5"><text:span text:style-name="T9">これは、通常の</text:span><text:span text:style-name="T3">C++</text:span><text:span text:style-name="T9">知識だけでなく、</text:span><text:span text:style-name="T2">UE</text:span><text:span text:style-name="T10">の設計思想を理解しているか</text:span><text:span text:style-name="T9">を測るためです。</text:span></text:p>
          <text:p text:style-name="P20"/>
          <text:h text:style-name="P19" text:outline-level="2"><text:span text:style-name="T4">? Unreal Engine C++ </text:span><text:span text:style-name="T11">クイズの想定問題</text:span></text:h>
          <text:p text:style-name="P4">出題される問題は、主に<text:span text:style-name="T1">オブジェクトの寿命とメモリ管理</text:span>、そして<text:span text:style-name="T1">リフレクションシステム</text:span><text:soft-page-break/>に関する基礎的なものが中心になると想定されます。</text:p>
          <text:h text:style-name="P17" text:outline-level="3"><text:span text:style-name="T2">1. UE</text:span><text:span text:style-name="T10">オブジェクトモデルとメモリ管理（最重要）</text:span></text:h>
          <text:p text:style-name="P5"><text:span text:style-name="T3">C++</text:span><text:span text:style-name="T9">のネイティブなポインタ操作と、</text:span><text:span text:style-name="T3">UE</text:span><text:span text:style-name="T9">の独自システムを理解しているかを問います。</text:span></text:p>
          <table:table table:name="表4" table:style-name="表4">
            <table:table-column table:style-name="表4.A"/>
            <table:table-column table:style-name="表4.B"/>
            <table:table-column table:style-name="表4.C"/>
            <table:table-header-rows>
              <table:table-row>
                <table:table-cell table:style-name="表4.A1" office:value-type="string">
                  <text:p text:style-name="P9">分野</text:p>
                </table:table-cell>
                <table:table-cell table:style-name="表4.A1" office:value-type="string">
                  <text:p text:style-name="P9">想定問題例</text:p>
                </table:table-cell>
                <table:table-cell table:style-name="表4.A1" office:value-type="string">
                  <text:p text:style-name="P9">答えのキーワード</text:p>
                </table:table-cell>
              </table:table-row>
            </table:table-header-rows>
            <table:table-row>
              <table:table-cell table:style-name="表4.A1" office:value-type="string">
                <text:p text:style-name="P11"><text:span text:style-name="T8">UObject</text:span><text:span text:style-name="T13">と</text:span><text:span text:style-name="T8">GC</text:span></text:p>
              </table:table-cell>
              <table:table-cell table:style-name="表4.A1" office:value-type="string">
                <text:p text:style-name="P11"><text:span text:style-name="T7">UE</text:span><text:span text:style-name="T12">において、ガベージコレクション </text:span><text:span text:style-name="T7">(GC) </text:span><text:span text:style-name="T12">の対象となる</text:span><text:span text:style-name="T13">最も基本的なクラス</text:span><text:span text:style-name="T12">は何か？</text:span></text:p>
              </table:table-cell>
              <table:table-cell table:style-name="表4.A1" office:value-type="string">
                <text:p text:style-name="P12"><text:span text:style-name="Source_20_Text"><text:span text:style-name="T5">UObject</text:span></text:span></text:p>
              </table:table-cell>
            </table:table-row>
            <table:table-row>
              <table:table-cell table:style-name="表4.A1" office:value-type="string">
                <text:p text:style-name="P10">参照の保持</text:p>
              </table:table-cell>
              <table:table-cell table:style-name="表4.A1" office:value-type="string">
                <text:p text:style-name="P12"><text:span text:style-name="T5">GC</text:span><text:span text:style-name="T14">の対象となる</text:span><text:span text:style-name="Source_20_Text"><text:span text:style-name="T5">UObject</text:span></text:span><text:span text:style-name="T14">派生クラスへのポインタを</text:span><text:span text:style-name="T6">GC</text:span><text:span text:style-name="T15">から保護</text:span><text:span text:style-name="T14">し、参照を保持するために使うべきスマートポインタは？</text:span></text:p>
              </table:table-cell>
              <table:table-cell table:style-name="表4.A1" office:value-type="string">
                <text:p text:style-name="P12"><text:span text:style-name="Source_20_Text"><text:span text:style-name="T5">UPROPERTY()</text:span></text:span><text:span text:style-name="T5"> </text:span><text:span text:style-name="T14">と </text:span><text:span text:style-name="Source_20_Text"><text:span text:style-name="T5">TObjectPtr&lt;T&gt;</text:span></text:span><text:span text:style-name="T5"> </text:span><text:span text:style-name="T14">または </text:span><text:span text:style-name="Source_20_Text"><text:span text:style-name="T5">TWeakObjectPtr&lt;T&gt;</text:span></text:span></text:p>
              </table:table-cell>
            </table:table-row>
            <table:table-row>
              <table:table-cell table:style-name="表4.A1" office:value-type="string">
                <text:p text:style-name="P11"><text:span text:style-name="T8">GC</text:span><text:span text:style-name="T13">回避</text:span></text:p>
              </table:table-cell>
              <table:table-cell table:style-name="表4.A1" office:value-type="string">
                <text:p text:style-name="P11"><text:span text:style-name="T12">一時的に</text:span><text:span text:style-name="T7">C++</text:span><text:span text:style-name="T12">ネイティブなヒープメモリ上にオブジェクトを確保し、</text:span><text:span text:style-name="T7">GC</text:span><text:span text:style-name="T12">を回避したい場合に利用するポインタは？</text:span></text:p>
              </table:table-cell>
              <table:table-cell table:style-name="表4.A1" office:value-type="string">
                <text:p text:style-name="P12"><text:span text:style-name="Source_20_Text"><text:span text:style-name="T5">TSharedPtr&lt;T&gt;</text:span></text:span><text:span text:style-name="T5"> </text:span><text:span text:style-name="T14">または </text:span><text:span text:style-name="Source_20_Text"><text:span text:style-name="T5">TUniquePtr&lt;T&gt;</text:span></text:span></text:p>
              </table:table-cell>
            </table:table-row>
            <table:table-row>
              <table:table-cell table:style-name="表4.A1" office:value-type="string">
                <text:p text:style-name="P10">コンテナ</text:p>
              </table:table-cell>
              <table:table-cell table:style-name="表4.A1" office:value-type="string">
                <text:p text:style-name="P12"><text:span text:style-name="T5">UE</text:span><text:span text:style-name="T14">で一般的に使用される、</text:span><text:span text:style-name="T5">C++</text:span><text:span text:style-name="T14">の</text:span><text:span text:style-name="Source_20_Text"><text:span text:style-name="T5">std::vector</text:span></text:span><text:span text:style-name="T14">に相当するコンテナクラスは？</text:span></text:p>
              </table:table-cell>
              <table:table-cell table:style-name="表4.A1" office:value-type="string">
                <text:p text:style-name="P12"><text:span text:style-name="Source_20_Text"><text:span text:style-name="T5">TArray&lt;T&gt;</text:span></text:span></text:p>
              </table:table-cell>
            </table:table-row>
          </table:table>
          <text:p text:style-name="P21"/>
          <text:h text:style-name="P18" text:outline-level="3"><text:span text:style-name="T2">2. UE C++</text:span><text:span text:style-name="T10">言語とマクロ（リフレクション）</text:span></text:h>
          <text:p text:style-name="P8"><text:span text:style-name="T3">UE</text:span><text:span text:style-name="T9">のコードを読み書きする上で不可欠な、</text:span><text:span text:style-name="T3">C++</text:span><text:span text:style-name="T9">の拡張機能に関する知識です。</text:span></text:p>
          <table:table table:name="表5" table:style-name="表5">
            <table:table-column table:style-name="表5.A"/>
            <table:table-column table:style-name="表5.B"/>
            <table:table-column table:style-name="表5.C"/>
            <table:table-header-rows>
              <table:table-row>
                <table:table-cell table:style-name="表5.A1" office:value-type="string">
                  <text:p text:style-name="P9">分野</text:p>
                </table:table-cell>
                <table:table-cell table:style-name="表5.A1" office:value-type="string">
                  <text:p text:style-name="P9">想定問題例</text:p>
                </table:table-cell>
                <table:table-cell table:style-name="表5.A1" office:value-type="string">
                  <text:p text:style-name="P9">答えのキーワード</text:p>
                </table:table-cell>
              </table:table-row>
            </table:table-header-rows>
            <table:table-row>
              <table:table-cell table:style-name="表5.A1" office:value-type="string">
                <text:p text:style-name="P14">Reflection</text:p>
              </table:table-cell>
              <table:table-cell table:style-name="表5.A1" office:value-type="string">
                <text:p text:style-name="P11"><text:span text:style-name="T7">C++</text:span><text:span text:style-name="T12">の関数や変数を</text:span><text:span text:style-name="T7">UE</text:span><text:span text:style-name="T12">の</text:span><text:span text:style-name="T13">ブループリント</text:span><text:span text:style-name="T12">や</text:span><text:span text:style-name="T13">エディタのプロパティウィンドウ</text:span><text:span text:style-name="T12">に公開するために、クラス宣言の直前に記述するマクロは？</text:span></text:p>
              </table:table-cell>
              <table:table-cell table:style-name="表5.A1" office:value-type="string">
                <text:p text:style-name="P12"><text:span text:style-name="Source_20_Text"><text:span text:style-name="T5">GENERATED_BODY()</text:span></text:span></text:p>
              </table:table-cell>
            </table:table-row>
            <table:table-row>
              <table:table-cell table:style-name="表5.A1" office:value-type="string">
                <text:p text:style-name="P14">UFUNCTION</text:p>
              </table:table-cell>
              <table:table-cell table:style-name="表5.A1" office:value-type="string">
                <text:p text:style-name="P11"><text:span text:style-name="T12">ある</text:span><text:span text:style-name="T7">C++</text:span><text:span text:style-name="T12">関数をブループリントから呼び出せるようにしたい場合、その関数宣言の直前に記述するマクロは？</text:span></text:p>
              </table:table-cell>
              <table:table-cell table:style-name="表5.A1" office:value-type="string">
                <text:p text:style-name="P12"><text:span text:style-name="Source_20_Text"><text:span text:style-name="T5">UFUNCTION()</text:span></text:span></text:p>
              </table:table-cell>
            </table:table-row>
            <table:table-row>
              <table:table-cell table:style-name="表5.A1" office:value-type="string">
                <text:p text:style-name="P14">UPROPERTY</text:p>
              </table:table-cell>
              <table:table-cell table:style-name="表5.A1" office:value-type="string">
                <text:p text:style-name="P12"><text:span text:style-name="Source_20_Text"><text:span text:style-name="T5">UPROPERTY()</text:span></text:span><text:span text:style-name="T5"> </text:span><text:span text:style-name="T14">マクロの記述によって、</text:span><text:span text:style-name="T5">UE</text:span><text:span text:style-name="T14">が提供する代表的な機能（</text:span><text:span text:style-name="T5">3</text:span><text:span text:style-name="T14">つ以上）を挙げよ。</text:span></text:p>
              </table:table-cell>
              <table:table-cell table:style-name="表5.A1" office:value-type="string">
                <text:p text:style-name="P11"><text:span text:style-name="T8">GC</text:span><text:span text:style-name="T13">対象化</text:span><text:span text:style-name="T12">、</text:span><text:span text:style-name="T13">リフレクション</text:span><text:span text:style-name="T12">、</text:span><text:span text:style-name="T13">シリアライズ</text:span><text:span text:style-name="T12">、</text:span><text:span text:style-name="T13">エディタ表示</text:span></text:p>
              </table:table-cell>
            </table:table-row>
            <table:table-row>
              <table:table-cell table:style-name="表5.A1" office:value-type="string">
                <text:p text:style-name="P10">入力処理</text:p>
              </table:table-cell>
              <table:table-cell table:style-name="表5.A1" office:value-type="string">
                <text:p text:style-name="P11"><text:span text:style-name="T7">UE</text:span><text:span text:style-name="T12">でキャラクターの入力を処理するためによく利用される、</text:span><text:span text:style-name="T7">C++</text:span><text:span text:style-name="T12">の</text:span><text:span text:style-name="T7">Delegate</text:span><text:span text:style-name="T12">の仕組みは？</text:span></text:p>
              </table:table-cell>
              <table:table-cell table:style-name="表5.A1" office:value-type="string">
                <text:p text:style-name="P11"><text:span text:style-name="T8">Input Component</text:span><text:span text:style-name="T12">、</text:span><text:span text:style-name="T8">Action/Axis Binding</text:span></text:p>
              </table:table-cell>
            </table:table-row>
          </table:table>
          <text:p text:style-name="P21"/>
          <text:h text:style-name="P18" text:outline-level="3"><text:span text:style-name="T2">3. </text:span><text:span text:style-name="T10">ゲームプレイフレームワークの基礎</text:span></text:h>
          <text:p text:style-name="P8"><text:span text:style-name="T3">UE</text:span><text:span text:style-name="T9">のゲームプレイ構造を理解しているかを問うものです。</text:span></text:p>
          <table:table table:name="表6" table:style-name="表6">
            <table:table-column table:style-name="表6.A"/>
            <table:table-column table:style-name="表6.B"/>
            <table:table-column table:style-name="表6.C"/>
            <table:table-header-rows>
              <table:table-row>
                <table:table-cell table:style-name="表6.A1" office:value-type="string">
                  <text:p text:style-name="P9">分野</text:p>
                </table:table-cell>
                <table:table-cell table:style-name="表6.A1" office:value-type="string">
                  <text:p text:style-name="P9">想定問題例</text:p>
                </table:table-cell>
                <table:table-cell table:style-name="表6.A1" office:value-type="string">
                  <text:p text:style-name="P9">答えのキーワード</text:p>
                </table:table-cell>
              </table:table-row>
            </table:table-header-rows>
            <table:table-row>
              <table:table-cell table:style-name="表6.A1" office:value-type="string">
                <text:p text:style-name="P10">プレイヤー操作</text:p>
              </table:table-cell>
              <table:table-cell table:style-name="表6.A1" office:value-type="string">
                <text:p text:style-name="P11"><text:span text:style-name="T12">プレイヤーからの入力（</text:span><text:span text:style-name="T7">Input</text:span><text:span text:style-name="T12">）を受け取り、それを処理する主要なクラスは？</text:span></text:p>
              </table:table-cell>
              <table:table-cell table:style-name="表6.A1" office:value-type="string">
                <text:p text:style-name="P12"><text:span text:style-name="Source_20_Text"><text:span text:style-name="T5">APlayerController</text:span></text:span></text:p>
              </table:table-cell>
            </table:table-row>
            <text:soft-page-break/>
            <table:table-row>
              <table:table-cell table:style-name="表6.A1" office:value-type="string">
                <text:p text:style-name="P10">実体</text:p>
              </table:table-cell>
              <table:table-cell table:style-name="表6.A1" office:value-type="string">
                <text:p text:style-name="P9">プレイヤーが<text:span text:style-name="T1">操作する</text:span>ことができる、ゲーム世界の実体（見た目や動き）を表現するクラスは？</text:p>
              </table:table-cell>
              <table:table-cell table:style-name="表6.A1" office:value-type="string">
                <text:p text:style-name="P12"><text:span text:style-name="Source_20_Text"><text:span text:style-name="T5">APawn</text:span></text:span><text:span text:style-name="T5"> </text:span><text:span text:style-name="T14">または </text:span><text:span text:style-name="Source_20_Text"><text:span text:style-name="T5">ACharacter</text:span></text:span></text:p>
              </table:table-cell>
            </table:table-row>
            <table:table-row>
              <table:table-cell table:style-name="表6.A1" office:value-type="string">
                <text:p text:style-name="P10">ワールド</text:p>
              </table:table-cell>
              <table:table-cell table:style-name="表6.A1" office:value-type="string">
                <text:p text:style-name="P9">ゲームのレベルやマップ全体、および時間の流れや物理演算を管理するクラスは？</text:p>
              </table:table-cell>
              <table:table-cell table:style-name="表6.A1" office:value-type="string">
                <text:p text:style-name="P12"><text:span text:style-name="Source_20_Text"><text:span text:style-name="T5">UWorld</text:span></text:span></text:p>
              </table:table-cell>
            </table:table-row>
          </table:table>
          <text:p text:style-name="P8"><text:span text:style-name="T9">これらのクイズは、あなたが実際に</text:span><text:span text:style-name="T3">UE</text:span><text:span text:style-name="T9">のプロジェクトで</text:span><text:span text:style-name="T3">C++</text:span><text:span text:style-name="T9">コードを書いてきた経験があるかどうかを、短時間で炙り出すために利用されます。これらの知識を口頭でスムーズに説明できるように準備しておくと良いでしょう。</text:span></text:p>
        </text:section>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Google Sans Flex" svg:font-family="'Google Sans Flex', 'Google Sans', 'Helvetica Neue', sans-serif"/>
    <style:font-face style:name="KaTeX Main" svg:font-family="'KaTeX Main', 'Times New Roman', serif"/>
    <style:font-face style:name="KaTeX Math" svg:font-family="'KaTeX Math'"/>
    <style:font-face style:name="Tahoma1" svg:font-family="Tahoma"/>
    <style:font-face style:name="Courier New" svg:font-family="'Courier New'" style:font-family-generic="modern" style:font-pitch="fixed"/>
    <style:font-face style:name="ＭＳ Ｐゴシック" svg:font-family="'ＭＳ Ｐゴシック'"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style:font-face style:name="ＭＳ Ｐ明朝" svg:font-family="'ＭＳ Ｐ明朝'"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ＭＳ Ｐ明朝" style:font-size-asian="18pt" style:font-weight-asian="bold" style:font-name-complex="Tahoma"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ＭＳ Ｐ明朝" style:font-size-asian="14pt" style:font-weight-asian="bold" style:font-name-complex="Tahoma"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ource_20_Text" style:display-name="Source Text" style:family="text">
      <style:text-properties style:font-name="Courier New" style:font-name-asian="ＭＳ Ｐゴシック" style:font-name-complex="Courier New"/>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6M54S</meta:editing-duration>
    <meta:editing-cycles>3</meta:editing-cycles>
    <meta:generator>OpenOffice/4.1.15$Win32 OpenOffice.org_project/4115m2$Build-9813</meta:generator>
    <dc:date>2025-12-08T11:20:15.70</dc:date>
    <meta:document-statistic meta:table-count="6" meta:image-count="0" meta:object-count="0" meta:page-count="4" meta:paragraph-count="112" meta:word-count="2321" meta:character-count="2831"/>
    <dc:creator>miyawaki hidenori</dc:creator>
    <meta:user-defined meta:name="Info 1"/>
    <meta:user-defined meta:name="Info 2"/>
    <meta:user-defined meta:name="Info 3"/>
    <meta:user-defined meta:name="Info 4"/>
  </office:meta>
</office:document-meta>
</file>